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officeooo:rsid="000ee84c" officeooo:paragraph-rsid="000ee84c"/>
    </style:style>
    <style:style style:name="P3" style:family="paragraph" style:parent-style-name="Standard">
      <style:text-properties officeooo:rsid="000ee84c" officeooo:paragraph-rsid="000ee84c"/>
    </style:style>
    <style:style style:name="P4" style:family="paragraph" style:parent-style-name="Standard">
      <style:text-properties fo:font-size="28pt" fo:font-weight="bold" officeooo:rsid="000ee84c" officeooo:paragraph-rsid="000ee84c" style:font-size-asian="28pt" style:font-weight-asian="bold" style:font-size-complex="2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stalling Mcrypt</text:p>
      <text:p text:style-name="P3"/>
      <text:p text:style-name="P2">The <text:span text:style-name="Emphasis">mcrypt</text:span> extension is an interface to the <text:span text:style-name="Emphasis">mcrypt</text:span> cryptography library. This extension is useful for allowing PHP code using <text:span text:style-name="Emphasis">mcrypt</text:span> to run on PHP 7.2+.</text:p>
      <text:p text:style-name="Text_20_body">The main problem with <text:span text:style-name="Emphasis">mcrypt</text:span> extension is that it is based on <text:span text:style-name="Emphasis">libmcrypt</text:span> that hasn’t been developped since its upstream in 2007. Thus, it has been already 10 years, even though the library has been still used. However, without the proper developement and maintenance library has become security alert for many system administrators.</text:p>
      <text:p text:style-name="Text_20_body">Because of the end of the <text:span text:style-name="Emphasis">mcrypt</text:span> extension’s development, the extention was also removed from PHP 7.2 and moved to an unofficial PECL repository. However, you can still find the <text:span text:style-name="Emphasis">mcrypt</text:span> extention in PHP 5.4 through PHP 7.1. The arrival of PHP 7.2 has been announced but it won’t contain <text:span text:style-name="Emphasis">mcrypt</text:span> extention. For PHP 7.2+, PHP instead uses <text:span text:style-name="Emphasis">libsodium</text:span> as a cryptography library.</text:p>
      <text:p text:style-name="Text_20_body">To install this extension on PHP 7.2, run the following commands as your server’s root user:</text:p>
      <text:h text:style-name="Heading_20_2" text:outline-level="2"><text:bookmark text:name="verify-php-and-pecl-version"/>Verify php and pecl version</text:h>
      <text:p text:style-name="Preformatted_20_Text"><text:span text:style-name="Source_20_Text">php -v</text:span></text:p>
      <text:p text:style-name="P1"><text:span text:style-name="Source_20_Text">pecl version</text:span></text:p>
      <text:p text:style-name="Text_20_body">If your php isn’t 7.2 then use <text:span text:style-name="Source_20_Text">/usr/bin/php7.2</text:span> instead <text:span text:style-name="Source_20_Text">php</text:span> command.</text:p>
      <text:h text:style-name="Heading_20_2" text:outline-level="2"><text:bookmark text:name="install-mcrypt-extension"/>Install mcrypt extension</text:h>
      <text:p text:style-name="Text_20_body">Mcrypt <text:a xlink:type="simple" xlink:href="http://pecl.php.net/package-info.php?package=mcrypt&amp;version=1.0.1" text:style-name="Internet_20_link" text:visited-style-name="Visited_20_Internet_20_Link">PECL extenstion</text:a></text:p>
      <text:p text:style-name="Preformatted_20_Text"><text:span text:style-name="Source_20_Text">sudo apt-get -y install gcc make autoconf libc-dev pkg-config</text:span></text:p>
      <text:p text:style-name="Preformatted_20_Text"><text:span text:style-name="Source_20_Text">sudo apt-get -y install libmcrypt-dev</text:span></text:p>
      <text:p text:style-name="P1"><text:span text:style-name="Source_20_Text">sudo pecl install mcrypt-1.0.1</text:span></text:p>
      <text:p text:style-name="Text_20_body">When you are shown the prompt</text:p>
      <text:p text:style-name="P1"><text:span text:style-name="Source_20_Text">libmcrypt prefix? [autodetect] :</text:span></text:p>
      <text:p text:style-name="Text_20_body">Press [Enter] to autodetect.</text:p>
      <text:p text:style-name="Text_20_body">After success installing mcrypt trought pecl, you should add mcrypt.so extension to php.ini.</text:p>
      <text:p text:style-name="Text_20_body">The output will look like this:</text:p>
      <text:p text:style-name="Preformatted_20_Text"><text:span text:style-name="Source_20_Text">...</text:span></text:p>
      <text:p text:style-name="Preformatted_20_Text"><text:span text:style-name="Source_20_Text">Build process completed successfully</text:span></text:p>
      <text:p text:style-name="Preformatted_20_Text"><text:span text:style-name="Source_20_Text">Installing '/usr/lib/php/20170718/mcrypt.so' <text:s text:c="3"/>----&gt; <text:s text:c="2"/>this is our path to mcrypt extension lib</text:span></text:p>
      <text:p text:style-name="Preformatted_20_Text"><text:span text:style-name="Source_20_Text">install ok: channel://pecl.php.net/mcrypt-1.0.1</text:span></text:p>
      <text:p text:style-name="Preformatted_20_Text"><text:span text:style-name="Source_20_Text">configuration option "php_ini" is not set to php.ini location</text:span></text:p>
      <text:p text:style-name="P1"><text:span text:style-name="Source_20_Text">You should add "extension=mcrypt.so" to php.ini</text:span></text:p>
      <text:p text:style-name="Text_20_body">Grab installing path and add to cli and apache2 php.ini configuration.</text:p>
      <text:p text:style-name="Preformatted_20_Text"><text:soft-page-break/><text:span text:style-name="Source_20_Text">sudo bash -c "echo extension=/usr/lib/php/20170718/mcrypt.so &gt; /etc/php/7.2/cli/conf.d/mcrypt.ini"</text:span></text:p>
      <text:p text:style-name="P1"><text:span text:style-name="Source_20_Text">sudo bash -c "echo extension=/usr/lib/php/20170718/mcrypt.so &gt; /etc/php/7.2/apache2/conf.d/mcrypt.ini"</text:span></text:p>
      <text:h text:style-name="Heading_20_2" text:outline-level="2"><text:bookmark text:name="verify-that-the-extension-was-installed"/>Verify that the extension was installed</text:h>
      <text:p text:style-name="Text_20_body">Run command:</text:p>
      <text:p text:style-name="P1"><text:span text:style-name="Source_20_Text">php -i | grep "mcrypt"</text:span></text:p>
      <text:p text:style-name="Text_20_body">The output will look like this:</text:p>
      <text:p text:style-name="Preformatted_20_Text"><text:span text:style-name="Source_20_Text">/etc/php/7.2/cli/conf.d/mcrypt.ini</text:span></text:p>
      <text:p text:style-name="Preformatted_20_Text"><text:span text:style-name="Source_20_Text">Registered Stream Filters =&gt; zlib.*, string.rot13, string.toupper, string.tolower, string.strip_tags, convert.*, consumed, dechunk, convert.iconv.*, mcrypt.*, mdecrypt.*</text:span></text:p>
      <text:p text:style-name="Preformatted_20_Text"><text:span text:style-name="Source_20_Text">mcrypt</text:span></text:p>
      <text:p text:style-name="Preformatted_20_Text"><text:span text:style-name="Source_20_Text">mcrypt support =&gt; enabled</text:span></text:p>
      <text:p text:style-name="Preformatted_20_Text"><text:span text:style-name="Source_20_Text">mcrypt_filter support =&gt; enabled</text:span></text:p>
      <text:p text:style-name="Preformatted_20_Text"><text:span text:style-name="Source_20_Text">mcrypt.algorithms_dir =&gt; no value =&gt; no value</text:span></text:p>
      <text:p text:style-name="P1"><text:span text:style-name="Source_20_Text">mcrypt.modes_dir =&gt; no value =&gt; no valu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01:55:31.988922995</meta:creation-date>
    <dc:date>2019-05-12T01:57:15.083339701</dc:date>
    <meta:editing-duration>PT1M43S</meta:editing-duration>
    <meta:editing-cycles>2</meta:editing-cycles>
    <meta:generator>LibreOffice/6.2.2.2$Linux_X86_64 LibreOffice_project/20$Build-2</meta:generator>
    <meta:document-statistic meta:table-count="0" meta:image-count="0" meta:object-count="0" meta:page-count="2" meta:paragraph-count="39" meta:word-count="355" meta:character-count="2476" meta:non-whitespace-character-count="2156"/>
  </office:meta>
</office:document-meta>
</file>